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5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row table:style-name="ro1" table:number-rows-repeated="2">
          <table:table-cell table:style-name="Default" table:number-columns-repeated="5"/>
        </table:table-row>
        <table:table-row table:style-name="ro1">
          <table:table-cell office:value-type="string">
            <text:p>Apple Inc.</text:p>
          </table:table-cell>
          <table:table-cell office:value-type="string">
            <text:p>AAPL</text:p>
          </table:table-cell>
          <table:table-cell office:value-type="float" office:value="125.43">
            <text:p>125.43</text:p>
          </table:table-cell>
          <table:table-cell office:value-type="float" office:value="5761030000">
            <text:p>5761030000</text:p>
          </table:table-cell>
          <table:table-cell office:value-type="float" office:value="722577187750">
            <text:p>722577187750</text:p>
          </table:table-cell>
        </table:table-row>
        <table:table-row table:style-name="ro1">
          <table:table-cell office:value-type="string">
            <text:p>AbbVie Inc.</text:p>
          </table:table-cell>
          <table:table-cell office:value-type="string">
            <text:p>ABBV</text:p>
          </table:table-cell>
          <table:table-cell office:value-type="float" office:value="67.19">
            <text:p>67.19</text:p>
          </table:table-cell>
          <table:table-cell office:value-type="float" office:value="1719561000">
            <text:p>1719561000</text:p>
          </table:table-cell>
          <table:table-cell office:value-type="float" office:value="115537303590">
            <text:p>115537303590</text:p>
          </table:table-cell>
        </table:table-row>
        <table:table-row table:style-name="ro1">
          <table:table-cell office:value-type="string">
            <text:p>Abbott Laboratories</text:p>
          </table:table-cell>
          <table:table-cell office:value-type="string">
            <text:p>ABT</text:p>
          </table:table-cell>
          <table:table-cell office:value-type="float" office:value="49.08">
            <text:p>49.08</text:p>
          </table:table-cell>
          <table:table-cell office:value-type="float" office:value="1488757000">
            <text:p>1488757000</text:p>
          </table:table-cell>
          <table:table-cell office:value-type="float" office:value="73068193560">
            <text:p>73068193560</text:p>
          </table:table-cell>
        </table:table-row>
        <table:table-row table:style-name="ro1">
          <table:table-cell office:value-type="string">
            <text:p>Accenture plc</text:p>
          </table:table-cell>
          <table:table-cell office:value-type="string">
            <text:p>ACN</text:p>
          </table:table-cell>
          <table:table-cell office:value-type="float" office:value="96.78">
            <text:p>96.78</text:p>
          </table:table-cell>
          <table:table-cell office:value-type="float" office:value="626255000">
            <text:p>626255000</text:p>
          </table:table-cell>
          <table:table-cell office:value-type="float" office:value="60608958900">
            <text:p>60608958900</text:p>
          </table:table-cell>
        </table:table-row>
        <table:table-row table:style-name="ro1">
          <table:table-cell office:value-type="string">
            <text:p>Allergan plc</text:p>
          </table:table-cell>
          <table:table-cell office:value-type="string">
            <text:p>AGN</text:p>
          </table:table-cell>
          <table:table-cell office:value-type="float" office:value="303.46">
            <text:p>303.46</text:p>
          </table:table-cell>
          <table:table-cell office:value-type="float" office:value="392445000">
            <text:p>392445000</text:p>
          </table:table-cell>
          <table:table-cell office:value-type="float" office:value="119091359700">
            <text:p>119091359700</text:p>
          </table:table-cell>
        </table:table-row>
        <table:table-row table:style-name="ro1">
          <table:table-cell office:value-type="string">
            <text:p>American Intl Group Inc</text:p>
          </table:table-cell>
          <table:table-cell office:value-type="string">
            <text:p>AIG</text:p>
          </table:table-cell>
          <table:table-cell office:value-type="float" office:value="61.82">
            <text:p>61.82</text:p>
          </table:table-cell>
          <table:table-cell office:value-type="float" office:value="1333395000">
            <text:p>1333395000</text:p>
          </table:table-cell>
          <table:table-cell office:value-type="float" office:value="82430478900">
            <text:p>82430478900</text:p>
          </table:table-cell>
        </table:table-row>
        <table:table-row table:style-name="ro1">
          <table:table-cell office:value-type="string">
            <text:p>Allstate Corp</text:p>
          </table:table-cell>
          <table:table-cell office:value-type="string">
            <text:p>ALL</text:p>
          </table:table-cell>
          <table:table-cell office:value-type="float" office:value="64.87">
            <text:p>64.87</text:p>
          </table:table-cell>
          <table:table-cell office:value-type="float" office:value="409013000">
            <text:p>409013000</text:p>
          </table:table-cell>
          <table:table-cell office:value-type="float" office:value="26532673310">
            <text:p>26532673310</text:p>
          </table:table-cell>
        </table:table-row>
        <table:table-row table:style-name="ro1">
          <table:table-cell office:value-type="string">
            <text:p>Amgen Inc</text:p>
          </table:table-cell>
          <table:table-cell office:value-type="string">
            <text:p>AMGN</text:p>
          </table:table-cell>
          <table:table-cell office:value-type="float" office:value="153.52">
            <text:p>153.52</text:p>
          </table:table-cell>
          <table:table-cell office:value-type="float" office:value="760324000">
            <text:p>760324000</text:p>
          </table:table-cell>
          <table:table-cell office:value-type="float" office:value="116724940480">
            <text:p>116724940480</text:p>
          </table:table-cell>
        </table:table-row>
        <table:table-row table:style-name="ro1">
          <table:table-cell office:value-type="string">
            <text:p>Amazon.com Inc</text:p>
          </table:table-cell>
          <table:table-cell office:value-type="string">
            <text:p>AMZN</text:p>
          </table:table-cell>
          <table:table-cell office:value-type="float" office:value="434.09">
            <text:p>434.09</text:p>
          </table:table-cell>
          <table:table-cell office:value-type="float" office:value="465681000">
            <text:p>465681000</text:p>
          </table:table-cell>
          <table:table-cell office:value-type="float" office:value="202147465290">
            <text:p>202147465290</text:p>
          </table:table-cell>
        </table:table-row>
        <table:table-row table:style-name="ro1">
          <table:table-cell office:value-type="string">
            <text:p>Anadarko Petroleum Corp</text:p>
          </table:table-cell>
          <table:table-cell office:value-type="string">
            <text:p>APC</text:p>
          </table:table-cell>
          <table:table-cell office:value-type="float" office:value="78.06">
            <text:p>78.06</text:p>
          </table:table-cell>
          <table:table-cell office:value-type="float" office:value="507936000">
            <text:p>507936000</text:p>
          </table:table-cell>
          <table:table-cell office:value-type="float" office:value="39649484160">
            <text:p>39649484160</text:p>
          </table:table-cell>
        </table:table-row>
        <table:table-row table:style-name="ro1">
          <table:table-cell office:value-type="string">
            <text:p>American Express Co</text:p>
          </table:table-cell>
          <table:table-cell office:value-type="string">
            <text:p>AXP</text:p>
          </table:table-cell>
          <table:table-cell office:value-type="float" office:value="77.72">
            <text:p>77.72</text:p>
          </table:table-cell>
          <table:table-cell office:value-type="float" office:value="1015796000">
            <text:p>1015796000</text:p>
          </table:table-cell>
          <table:table-cell office:value-type="float" office:value="78947665120">
            <text:p>78947665120</text:p>
          </table:table-cell>
        </table:table-row>
        <table:table-row table:style-name="ro1">
          <table:table-cell office:value-type="string">
            <text:p>Boeing Co</text:p>
          </table:table-cell>
          <table:table-cell office:value-type="string">
            <text:p>BA</text:p>
          </table:table-cell>
          <table:table-cell office:value-type="float" office:value="138.72">
            <text:p>138.72</text:p>
          </table:table-cell>
          <table:table-cell office:value-type="float" office:value="691517000">
            <text:p>691517000</text:p>
          </table:table-cell>
          <table:table-cell office:value-type="float" office:value="95927238240">
            <text:p>95927238240</text:p>
          </table:table-cell>
        </table:table-row>
        <table:table-row table:style-name="ro1">
          <table:table-cell office:value-type="string">
            <text:p>Bank of America Corp</text:p>
          </table:table-cell>
          <table:table-cell office:value-type="string">
            <text:p>BAC</text:p>
          </table:table-cell>
          <table:table-cell office:value-type="float" office:value="17.02">
            <text:p>17.02</text:p>
          </table:table-cell>
          <table:table-cell office:value-type="float" office:value="10502100000">
            <text:p>10502100000</text:p>
          </table:table-cell>
          <table:table-cell office:value-type="float" office:value="178745742000">
            <text:p>178745742000</text:p>
          </table:table-cell>
        </table:table-row>
        <table:table-row table:style-name="ro1">
          <table:table-cell office:value-type="string">
            <text:p>Baxter Intl Inc</text:p>
          </table:table-cell>
          <table:table-cell office:value-type="string">
            <text:p>BAX</text:p>
          </table:table-cell>
          <table:table-cell office:value-type="float" office:value="69.93">
            <text:p>69.93</text:p>
          </table:table-cell>
          <table:table-cell office:value-type="float" office:value="544254000">
            <text:p>544254000</text:p>
          </table:table-cell>
          <table:table-cell office:value-type="float" office:value="38059682220">
            <text:p>38059682220</text:p>
          </table:table-cell>
        </table:table-row>
        <table:table-row table:style-name="ro1">
          <table:table-cell office:value-type="string">
            <text:p>Biogen Inc</text:p>
          </table:table-cell>
          <table:table-cell office:value-type="string">
            <text:p>BIIB</text:p>
          </table:table-cell>
          <table:table-cell office:value-type="float" office:value="403.94">
            <text:p>403.94</text:p>
          </table:table-cell>
          <table:table-cell office:value-type="float" office:value="235230000">
            <text:p>235230000</text:p>
          </table:table-cell>
          <table:table-cell office:value-type="float" office:value="95018806200">
            <text:p>95018806200</text:p>
          </table:table-cell>
        </table:table-row>
        <table:table-row table:style-name="ro2">
          <table:table-cell office:value-type="string">
            <text:p>The Bank of New York Mellon Corp</text:p>
          </table:table-cell>
          <table:table-cell office:value-type="string">
            <text:p>BK</text:p>
          </table:table-cell>
          <table:table-cell office:value-type="float" office:value="41.97">
            <text:p>41.97</text:p>
          </table:table-cell>
          <table:table-cell office:value-type="float" office:value="1121512000">
            <text:p>1121512000</text:p>
          </table:table-cell>
          <table:table-cell office:value-type="float" office:value="47069858640">
            <text:p>47069858640</text:p>
          </table:table-cell>
        </table:table-row>
        <table:table-row table:style-name="ro1">
          <table:table-cell office:value-type="string">
            <text:p>Bristol-Myers Squibb</text:p>
          </table:table-cell>
          <table:table-cell office:value-type="string">
            <text:p>BMY</text:p>
          </table:table-cell>
          <table:table-cell office:value-type="float" office:value="66.54">
            <text:p>66.54</text:p>
          </table:table-cell>
          <table:table-cell office:value-type="float" office:value="1666975000">
            <text:p>1666975000</text:p>
          </table:table-cell>
          <table:table-cell office:value-type="float" office:value="110920516500">
            <text:p>110920516500</text:p>
          </table:table-cell>
        </table:table-row>
        <table:table-row table:style-name="ro1">
          <table:table-cell office:value-type="string">
            <text:p>Berkshire Hathaway B</text:p>
          </table:table-cell>
          <table:table-cell office:value-type="string">
            <text:p>BRK.B</text:p>
          </table:table-cell>
          <table:table-cell office:value-type="float" office:value="136.11">
            <text:p>136.11</text:p>
          </table:table-cell>
          <table:table-cell office:value-type="float" office:value="2464547000">
            <text:p>2464547000</text:p>
          </table:table-cell>
          <table:table-cell office:value-type="float" office:value="335449492170">
            <text:p>335449492170</text:p>
          </table:table-cell>
        </table:table-row>
        <table:table-row table:style-name="ro1">
          <table:table-cell office:value-type="string">
            <text:p>Citigroup Inc</text:p>
          </table:table-cell>
          <table:table-cell office:value-type="string">
            <text:p>C</text:p>
          </table:table-cell>
          <table:table-cell office:value-type="float" office:value="55.24">
            <text:p>55.24</text:p>
          </table:table-cell>
          <table:table-cell office:value-type="float" office:value="3034140000">
            <text:p>3034140000</text:p>
          </table:table-cell>
          <table:table-cell office:value-type="float" office:value="167605893600">
            <text:p>167605893600</text:p>
          </table:table-cell>
        </table:table-row>
        <table:table-row table:style-name="ro1">
          <table:table-cell office:value-type="string">
            <text:p>Caterpillar Inc</text:p>
          </table:table-cell>
          <table:table-cell office:value-type="string">
            <text:p>CAT</text:p>
          </table:table-cell>
          <table:table-cell office:value-type="float" office:value="84.82">
            <text:p>84.82</text:p>
          </table:table-cell>
          <table:table-cell office:value-type="float" office:value="603644000">
            <text:p>603644000</text:p>
          </table:table-cell>
          <table:table-cell office:value-type="float" office:value="51201084080">
            <text:p>51201084080</text:p>
          </table:table-cell>
        </table:table-row>
        <table:table-row table:style-name="ro1">
          <table:table-cell office:value-type="string">
            <text:p>Celgene Corp</text:p>
          </table:table-cell>
          <table:table-cell office:value-type="string">
            <text:p>CELG</text:p>
          </table:table-cell>
          <table:table-cell office:value-type="float" office:value="115.74">
            <text:p>115.74</text:p>
          </table:table-cell>
          <table:table-cell office:value-type="float" office:value="793144000">
            <text:p>793144000</text:p>
          </table:table-cell>
          <table:table-cell office:value-type="float" office:value="91794520840">
            <text:p>91794520840</text:p>
          </table:table-cell>
        </table:table-row>
        <table:table-row table:style-name="ro1">
          <table:table-cell office:value-type="string">
            <text:p>Colgate-Palmolive Co</text:p>
          </table:table-cell>
          <table:table-cell office:value-type="string">
            <text:p>CL</text:p>
          </table:table-cell>
          <table:table-cell office:value-type="float" office:value="65.41">
            <text:p>65.41</text:p>
          </table:table-cell>
          <table:table-cell office:value-type="float" office:value="904570000">
            <text:p>904570000</text:p>
          </table:table-cell>
          <table:table-cell office:value-type="float" office:value="59167923700">
            <text:p>59167923700</text:p>
          </table:table-cell>
        </table:table-row>
        <table:table-row table:style-name="ro1">
          <table:table-cell office:value-type="string">
            <text:p>Comcast Corp</text:p>
          </table:table-cell>
          <table:table-cell office:value-type="string">
            <text:p>CMCSA</text:p>
          </table:table-cell>
          <table:table-cell office:value-type="float" office:value="60.14">
            <text:p>60.14</text:p>
          </table:table-cell>
          <table:table-cell office:value-type="float" office:value="2513543000">
            <text:p>2513543000</text:p>
          </table:table-cell>
          <table:table-cell office:value-type="float" office:value="151164476020">
            <text:p>151164476020</text:p>
          </table:table-cell>
        </table:table-row>
        <table:table-row table:style-name="ro1">
          <table:table-cell office:value-type="string">
            <text:p>Capital One Financial</text:p>
          </table:table-cell>
          <table:table-cell office:value-type="string">
            <text:p>COF</text:p>
          </table:table-cell>
          <table:table-cell office:value-type="float" office:value="87.97">
            <text:p>87.97</text:p>
          </table:table-cell>
          <table:table-cell office:value-type="float" office:value="546424000">
            <text:p>546424000</text:p>
          </table:table-cell>
          <table:table-cell office:value-type="float" office:value="48068919280">
            <text:p>48068919280</text:p>
          </table:table-cell>
        </table:table-row>
        <table:table-row table:style-name="ro1">
          <table:table-cell office:value-type="string">
            <text:p>ConocoPhillips</text:p>
          </table:table-cell>
          <table:table-cell office:value-type="string">
            <text:p>COP</text:p>
          </table:table-cell>
          <table:table-cell office:value-type="float" office:value="61.41">
            <text:p>61.41</text:p>
          </table:table-cell>
          <table:table-cell office:value-type="float" office:value="1232947000">
            <text:p>1232947000</text:p>
          </table:table-cell>
          <table:table-cell office:value-type="float" office:value="75715275270">
            <text:p>75715275270</text:p>
          </table:table-cell>
        </table:table-row>
        <table:table-row table:style-name="ro1">
          <table:table-cell office:value-type="string">
            <text:p>Costco Wholesale Corp</text:p>
          </table:table-cell>
          <table:table-cell office:value-type="string">
            <text:p>COST</text:p>
          </table:table-cell>
          <table:table-cell office:value-type="float" office:value="135.06">
            <text:p>135.06</text:p>
          </table:table-cell>
          <table:table-cell office:value-type="float" office:value="439488000">
            <text:p>439488000</text:p>
          </table:table-cell>
          <table:table-cell office:value-type="float" office:value="59357249280">
            <text:p>59357249280</text:p>
          </table:table-cell>
        </table:table-row>
        <table:table-row table:style-name="ro1">
          <table:table-cell office:value-type="string">
            <text:p>Cisco Systems Inc</text:p>
          </table:table-cell>
          <table:table-cell office:value-type="string">
            <text:p>CSCO</text:p>
          </table:table-cell>
          <table:table-cell office:value-type="float" office:value="27.46">
            <text:p>27.46</text:p>
          </table:table-cell>
          <table:table-cell office:value-type="float" office:value="5085889000">
            <text:p>5085889000</text:p>
          </table:table-cell>
          <table:table-cell office:value-type="float" office:value="139658511940">
            <text:p>139658511940</text:p>
          </table:table-cell>
        </table:table-row>
        <table:table-row table:style-name="ro1">
          <table:table-cell office:value-type="string">
            <text:p>CVS Health Corporation</text:p>
          </table:table-cell>
          <table:table-cell office:value-type="string">
            <text:p>CVS</text:p>
          </table:table-cell>
          <table:table-cell office:value-type="float" office:value="104.88">
            <text:p>104.88</text:p>
          </table:table-cell>
          <table:table-cell office:value-type="float" office:value="1128331000">
            <text:p>1128331000</text:p>
          </table:table-cell>
          <table:table-cell office:value-type="float" office:value="118339355280">
            <text:p>118339355280</text:p>
          </table:table-cell>
        </table:table-row>
        <table:table-row table:style-name="ro1">
          <table:table-cell office:value-type="string">
            <text:p>Chevron Corp</text:p>
          </table:table-cell>
          <table:table-cell office:value-type="string">
            <text:p>CVX</text:p>
          </table:table-cell>
          <table:table-cell office:value-type="float" office:value="96.47">
            <text:p>96.47</text:p>
          </table:table-cell>
          <table:table-cell office:value-type="float" office:value="1880478000">
            <text:p>1880478000</text:p>
          </table:table-cell>
          <table:table-cell office:value-type="float" office:value="181409712660">
            <text:p>181409712660</text:p>
          </table:table-cell>
        </table:table-row>
        <table:table-row table:style-name="ro2">
          <table:table-cell office:value-type="string">
            <text:p>E. I. du Pont de Nemours and Company</text:p>
          </table:table-cell>
          <table:table-cell office:value-type="string">
            <text:p>DD</text:p>
          </table:table-cell>
          <table:table-cell office:value-type="float" office:value="63.95">
            <text:p>63.95</text:p>
          </table:table-cell>
          <table:table-cell office:value-type="float" office:value="905237000">
            <text:p>905237000</text:p>
          </table:table-cell>
          <table:table-cell office:value-type="float" office:value="57889906150">
            <text:p>57889906150</text:p>
          </table:table-cell>
        </table:table-row>
        <table:table-row table:style-name="ro1">
          <table:table-cell office:value-type="string">
            <text:p>Walt Disney Co</text:p>
          </table:table-cell>
          <table:table-cell office:value-type="string">
            <text:p>DIS</text:p>
          </table:table-cell>
          <table:table-cell office:value-type="float" office:value="114.14">
            <text:p>114.14</text:p>
          </table:table-cell>
          <table:table-cell office:value-type="float" office:value="1696761000">
            <text:p>1696761000</text:p>
          </table:table-cell>
          <table:table-cell office:value-type="float" office:value="193668300540">
            <text:p>193668300540</text:p>
          </table:table-cell>
        </table:table-row>
        <table:table-row table:style-name="ro1">
          <table:table-cell office:value-type="string">
            <text:p>Dow Chemical</text:p>
          </table:table-cell>
          <table:table-cell office:value-type="string">
            <text:p>DOW</text:p>
          </table:table-cell>
          <table:table-cell office:value-type="float" office:value="51.17">
            <text:p>51.17</text:p>
          </table:table-cell>
          <table:table-cell office:value-type="float" office:value="1152881000">
            <text:p>1152881000</text:p>
          </table:table-cell>
          <table:table-cell office:value-type="float" office:value="58992920770">
            <text:p>58992920770</text:p>
          </table:table-cell>
        </table:table-row>
        <table:table-row table:style-name="ro1">
          <table:table-cell office:value-type="string">
            <text:p>Devon Energy Corp</text:p>
          </table:table-cell>
          <table:table-cell office:value-type="string">
            <text:p>DVN</text:p>
          </table:table-cell>
          <table:table-cell office:value-type="float" office:value="59.49">
            <text:p>59.49</text:p>
          </table:table-cell>
          <table:table-cell office:value-type="float" office:value="411100000">
            <text:p>411100000</text:p>
          </table:table-cell>
          <table:table-cell office:value-type="float" office:value="24456339000">
            <text:p>24456339000</text:p>
          </table:table-cell>
        </table:table-row>
        <table:table-row table:style-name="ro1">
          <table:table-cell office:value-type="string">
            <text:p>eBay Inc.</text:p>
          </table:table-cell>
          <table:table-cell office:value-type="string">
            <text:p>EBAY</text:p>
          </table:table-cell>
          <table:table-cell office:value-type="float" office:value="60.24">
            <text:p>60.24</text:p>
          </table:table-cell>
          <table:table-cell office:value-type="float" office:value="1214822000">
            <text:p>1214822000</text:p>
          </table:table-cell>
          <table:table-cell office:value-type="float" office:value="73180877280">
            <text:p>73180877280</text:p>
          </table:table-cell>
        </table:table-row>
        <table:table-row table:style-name="ro1">
          <table:table-cell office:value-type="string">
            <text:p>EMC Corp</text:p>
          </table:table-cell>
          <table:table-cell office:value-type="string">
            <text:p>EMC</text:p>
          </table:table-cell>
          <table:table-cell office:value-type="float" office:value="26.39">
            <text:p>26.39</text:p>
          </table:table-cell>
          <table:table-cell office:value-type="float" office:value="1942061000">
            <text:p>1942061000</text:p>
          </table:table-cell>
          <table:table-cell office:value-type="float" office:value="51250989790">
            <text:p>51250989790</text:p>
          </table:table-cell>
        </table:table-row>
        <table:table-row table:style-name="ro1">
          <table:table-cell office:value-type="string">
            <text:p>Emerson Electric Co</text:p>
          </table:table-cell>
          <table:table-cell office:value-type="string">
            <text:p>EMR</text:p>
          </table:table-cell>
          <table:table-cell office:value-type="float" office:value="55.43">
            <text:p>55.43</text:p>
          </table:table-cell>
          <table:table-cell office:value-type="float" office:value="668305000">
            <text:p>668305000</text:p>
          </table:table-cell>
          <table:table-cell office:value-type="float" office:value="37044146150">
            <text:p>37044146150</text:p>
          </table:table-cell>
        </table:table-row>
        <table:table-row table:style-name="ro1">
          <table:table-cell office:value-type="string">
            <text:p>Exelon Corp</text:p>
          </table:table-cell>
          <table:table-cell office:value-type="string">
            <text:p>EXC</text:p>
          </table:table-cell>
          <table:table-cell office:value-type="float" office:value="31.42">
            <text:p>31.42</text:p>
          </table:table-cell>
          <table:table-cell office:value-type="float" office:value="861244000">
            <text:p>861244000</text:p>
          </table:table-cell>
          <table:table-cell office:value-type="float" office:value="27060286480">
            <text:p>27060286480</text:p>
          </table:table-cell>
        </table:table-row>
        <table:table-row table:style-name="ro1">
          <table:table-cell office:value-type="string">
            <text:p>Ford Motor Co</text:p>
          </table:table-cell>
          <table:table-cell office:value-type="string">
            <text:p>F</text:p>
          </table:table-cell>
          <table:table-cell office:value-type="float" office:value="15.01">
            <text:p>15.01</text:p>
          </table:table-cell>
          <table:table-cell office:value-type="float" office:value="3975356000">
            <text:p>3975356000</text:p>
          </table:table-cell>
          <table:table-cell office:value-type="float" office:value="59670093560">
            <text:p>59670093560</text:p>
          </table:table-cell>
        </table:table-row>
        <table:table-row table:style-name="ro1">
          <table:table-cell office:value-type="string">
            <text:p>Facebook Inc</text:p>
          </table:table-cell>
          <table:table-cell office:value-type="string">
            <text:p>FB</text:p>
          </table:table-cell>
          <table:table-cell office:value-type="float" office:value="85.77">
            <text:p>85.77</text:p>
          </table:table-cell>
          <table:table-cell office:value-type="float" office:value="2808236000">
            <text:p>2808236000</text:p>
          </table:table-cell>
          <table:table-cell office:value-type="float" office:value="240848360540">
            <text:p>240848360540</text:p>
          </table:table-cell>
        </table:table-row>
        <table:table-row table:style-name="ro1">
          <table:table-cell office:value-type="string">
            <text:p>FedEx Corp</text:p>
          </table:table-cell>
          <table:table-cell office:value-type="string">
            <text:p>FDX</text:p>
          </table:table-cell>
          <table:table-cell office:value-type="float" office:value="170.4">
            <text:p>170.4</text:p>
          </table:table-cell>
          <table:table-cell office:value-type="float" office:value="283457000">
            <text:p>283457000</text:p>
          </table:table-cell>
          <table:table-cell office:value-type="float" office:value="48301072800">
            <text:p>48301072800</text:p>
          </table:table-cell>
        </table:table-row>
        <table:table-row table:style-name="ro2">
          <table:table-cell office:value-type="string">
            <text:p>Twenty-First Century Fox, Inc</text:p>
          </table:table-cell>
          <table:table-cell office:value-type="string">
            <text:p>FOXA</text:p>
          </table:table-cell>
          <table:table-cell office:value-type="float" office:value="32.55">
            <text:p>32.55</text:p>
          </table:table-cell>
          <table:table-cell office:value-type="float" office:value="2057461000">
            <text:p>2057461000</text:p>
          </table:table-cell>
          <table:table-cell office:value-type="float" office:value="66960068245">
            <text:p>66960068245</text:p>
          </table:table-cell>
        </table:table-row>
        <table:table-row table:style-name="ro1">
          <table:table-cell office:value-type="string">
            <text:p>General Dynamics</text:p>
          </table:table-cell>
          <table:table-cell office:value-type="string">
            <text:p>GD</text:p>
          </table:table-cell>
          <table:table-cell office:value-type="float" office:value="141.69">
            <text:p>141.69</text:p>
          </table:table-cell>
          <table:table-cell office:value-type="float" office:value="328733000">
            <text:p>328733000</text:p>
          </table:table-cell>
          <table:table-cell office:value-type="float" office:value="46578178770">
            <text:p>46578178770</text:p>
          </table:table-cell>
        </table:table-row>
        <table:table-row table:style-name="ro1">
          <table:table-cell office:value-type="string">
            <text:p>General Electric Co</text:p>
          </table:table-cell>
          <table:table-cell office:value-type="string">
            <text:p>GE</text:p>
          </table:table-cell>
          <table:table-cell office:value-type="float" office:value="26.57">
            <text:p>26.57</text:p>
          </table:table-cell>
          <table:table-cell office:value-type="float" office:value="10075929000">
            <text:p>10075929000</text:p>
          </table:table-cell>
          <table:table-cell office:value-type="float" office:value="267717433530">
            <text:p>267717433530</text:p>
          </table:table-cell>
        </table:table-row>
        <table:table-row table:style-name="ro1">
          <table:table-cell office:value-type="string">
            <text:p>Gilead Sciences Inc</text:p>
          </table:table-cell>
          <table:table-cell office:value-type="string">
            <text:p>GILD</text:p>
          </table:table-cell>
          <table:table-cell office:value-type="float" office:value="117.08">
            <text:p>117.08</text:p>
          </table:table-cell>
          <table:table-cell office:value-type="float" office:value="1469606000">
            <text:p>1469606000</text:p>
          </table:table-cell>
          <table:table-cell office:value-type="float" office:value="172061470480">
            <text:p>172061470480</text:p>
          </table:table-cell>
        </table:table-row>
        <table:table-row table:style-name="ro1">
          <table:table-cell office:value-type="string">
            <text:p>General Motors Company</text:p>
          </table:table-cell>
          <table:table-cell office:value-type="string">
            <text:p>GM</text:p>
          </table:table-cell>
          <table:table-cell office:value-type="float" office:value="33.33">
            <text:p>33.33</text:p>
          </table:table-cell>
          <table:table-cell office:value-type="float" office:value="1607208000">
            <text:p>1607208000</text:p>
          </table:table-cell>
          <table:table-cell office:value-type="float" office:value="53568242640">
            <text:p>53568242640</text:p>
          </table:table-cell>
        </table:table-row>
        <table:table-row table:style-name="ro1">
          <table:table-cell office:value-type="string">
            <text:p>Google Inc C</text:p>
          </table:table-cell>
          <table:table-cell office:value-type="string">
            <text:p>GOOG</text:p>
          </table:table-cell>
          <table:table-cell office:value-type="float" office:value="520.51">
            <text:p>520.51</text:p>
          </table:table-cell>
          <table:table-cell office:value-type="float" office:value="341692000">
            <text:p>341692000</text:p>
          </table:table-cell>
          <table:table-cell office:value-type="float" office:value="177854102920">
            <text:p>177854102920</text:p>
          </table:table-cell>
        </table:table-row>
        <table:table-row table:style-name="ro1">
          <table:table-cell office:value-type="string">
            <text:p>Google Inc A</text:p>
          </table:table-cell>
          <table:table-cell office:value-type="string">
            <text:p>GOOGL</text:p>
          </table:table-cell>
          <table:table-cell office:value-type="float" office:value="540.04">
            <text:p>540.04</text:p>
          </table:table-cell>
          <table:table-cell office:value-type="float" office:value="340717000">
            <text:p>340717000</text:p>
          </table:table-cell>
          <table:table-cell office:value-type="float" office:value="184000808680">
            <text:p>184000808680</text:p>
          </table:table-cell>
        </table:table-row>
        <table:table-row table:style-name="ro1">
          <table:table-cell office:value-type="string">
            <text:p>Goldman Sachs Group Inc</text:p>
          </table:table-cell>
          <table:table-cell office:value-type="string">
            <text:p>GS</text:p>
          </table:table-cell>
          <table:table-cell office:value-type="float" office:value="208.79">
            <text:p>208.79</text:p>
          </table:table-cell>
          <table:table-cell office:value-type="float" office:value="432016000">
            <text:p>432016000</text:p>
          </table:table-cell>
          <table:table-cell office:value-type="float" office:value="90200620640">
            <text:p>90200620640</text:p>
          </table:table-cell>
        </table:table-row>
        <table:table-row table:style-name="ro1">
          <table:table-cell office:value-type="string">
            <text:p>Halliburton Co</text:p>
          </table:table-cell>
          <table:table-cell office:value-type="string">
            <text:p>HAL</text:p>
          </table:table-cell>
          <table:table-cell office:value-type="float" office:value="43.07">
            <text:p>43.07</text:p>
          </table:table-cell>
          <table:table-cell office:value-type="float" office:value="850874000">
            <text:p>850874000</text:p>
          </table:table-cell>
          <table:table-cell office:value-type="float" office:value="36647143180">
            <text:p>36647143180</text:p>
          </table:table-cell>
        </table:table-row>
        <table:table-row table:style-name="ro1">
          <table:table-cell office:value-type="string">
            <text:p>Home Depot Inc</text:p>
          </table:table-cell>
          <table:table-cell office:value-type="string">
            <text:p>HD</text:p>
          </table:table-cell>
          <table:table-cell office:value-type="float" office:value="111.13">
            <text:p>111.13</text:p>
          </table:table-cell>
          <table:table-cell office:value-type="float" office:value="1298976000">
            <text:p>1298976000</text:p>
          </table:table-cell>
          <table:table-cell office:value-type="float" office:value="144355202880">
            <text:p>144355202880</text:p>
          </table:table-cell>
        </table:table-row>
        <table:table-row table:style-name="ro1">
          <table:table-cell office:value-type="string">
            <text:p>Honeywell Intl Inc</text:p>
          </table:table-cell>
          <table:table-cell office:value-type="string">
            <text:p>HON</text:p>
          </table:table-cell>
          <table:table-cell office:value-type="float" office:value="101.97">
            <text:p>101.97</text:p>
          </table:table-cell>
          <table:table-cell office:value-type="float" office:value="781707000">
            <text:p>781707000</text:p>
          </table:table-cell>
          <table:table-cell office:value-type="float" office:value="79710662790">
            <text:p>79710662790</text:p>
          </table:table-cell>
        </table:table-row>
        <table:table-row table:style-name="ro1">
          <table:table-cell office:value-type="string">
            <text:p>Hewlett-Packard Co</text:p>
          </table:table-cell>
          <table:table-cell office:value-type="string">
            <text:p>HPQ</text:p>
          </table:table-cell>
          <table:table-cell office:value-type="float" office:value="30.01">
            <text:p>30.01</text:p>
          </table:table-cell>
          <table:table-cell office:value-type="float" office:value="1806415000">
            <text:p>1806415000</text:p>
          </table:table-cell>
          <table:table-cell office:value-type="float" office:value="54210514150">
            <text:p>54210514150</text:p>
          </table:table-cell>
        </table:table-row>
        <table:table-row table:style-name="ro2">
          <table:table-cell office:value-type="string">
            <text:p>Intl Business Machines Corp</text:p>
          </table:table-cell>
          <table:table-cell office:value-type="string">
            <text:p>IBM</text:p>
          </table:table-cell>
          <table:table-cell office:value-type="float" office:value="162.66">
            <text:p>162.66</text:p>
          </table:table-cell>
          <table:table-cell office:value-type="float" office:value="984734000">
            <text:p>984734000</text:p>
          </table:table-cell>
          <table:table-cell office:value-type="float" office:value="160176832440">
            <text:p>160176832440</text:p>
          </table:table-cell>
        </table:table-row>
        <table:table-row table:style-name="ro1">
          <table:table-cell office:value-type="string">
            <text:p>Intel Corp</text:p>
          </table:table-cell>
          <table:table-cell office:value-type="string">
            <text:p>INTC</text:p>
          </table:table-cell>
          <table:table-cell office:value-type="float" office:value="30.42">
            <text:p>30.42</text:p>
          </table:table-cell>
          <table:table-cell office:value-type="float" office:value="4744000000">
            <text:p>4744000000</text:p>
          </table:table-cell>
          <table:table-cell office:value-type="float" office:value="144288760000">
            <text:p>144288760000</text:p>
          </table:table-cell>
        </table:table-row>
        <table:table-row table:style-name="ro1">
          <table:table-cell office:value-type="string">
            <text:p>Johnson &amp; Johnson</text:p>
          </table:table-cell>
          <table:table-cell office:value-type="string">
            <text:p>JNJ</text:p>
          </table:table-cell>
          <table:table-cell office:value-type="float" office:value="97.46">
            <text:p>97.46</text:p>
          </table:table-cell>
          <table:table-cell office:value-type="float" office:value="2773045000">
            <text:p>2773045000</text:p>
          </table:table-cell>
          <table:table-cell office:value-type="float" office:value="270260965700">
            <text:p>270260965700</text:p>
          </table:table-cell>
        </table:table-row>
        <table:table-row table:style-name="ro1">
          <table:table-cell office:value-type="string">
            <text:p>JP Morgan Chase &amp; Co</text:p>
          </table:table-cell>
          <table:table-cell office:value-type="string">
            <text:p>JPM</text:p>
          </table:table-cell>
          <table:table-cell office:value-type="float" office:value="67.76">
            <text:p>67.76</text:p>
          </table:table-cell>
          <table:table-cell office:value-type="float" office:value="3711087000">
            <text:p>3711087000</text:p>
          </table:table-cell>
          <table:table-cell office:value-type="float" office:value="251463255120">
            <text:p>251463255120</text:p>
          </table:table-cell>
        </table:table-row>
        <table:table-row table:style-name="ro1">
          <table:table-cell office:value-type="string">
            <text:p>Kinder Morgan Inc</text:p>
          </table:table-cell>
          <table:table-cell office:value-type="string">
            <text:p>KMI</text:p>
          </table:table-cell>
          <table:table-cell office:value-type="float" office:value="38.39">
            <text:p>38.39</text:p>
          </table:table-cell>
          <table:table-cell office:value-type="float" office:value="2168155000">
            <text:p>2168155000</text:p>
          </table:table-cell>
          <table:table-cell office:value-type="float" office:value="83235470450">
            <text:p>83235470450</text:p>
          </table:table-cell>
        </table:table-row>
        <table:table-row table:style-name="ro1">
          <table:table-cell office:value-type="string">
            <text:p>Coca-Cola Co</text:p>
          </table:table-cell>
          <table:table-cell office:value-type="string">
            <text:p>KO</text:p>
          </table:table-cell>
          <table:table-cell office:value-type="float" office:value="39.23">
            <text:p>39.23</text:p>
          </table:table-cell>
          <table:table-cell office:value-type="float" office:value="4358701000">
            <text:p>4358701000</text:p>
          </table:table-cell>
          <table:table-cell office:value-type="float" office:value="170991840230">
            <text:p>170991840230</text:p>
          </table:table-cell>
        </table:table-row>
        <table:table-row table:style-name="ro1">
          <table:table-cell office:value-type="string">
            <text:p>Lilly Eli &amp; Co</text:p>
          </table:table-cell>
          <table:table-cell office:value-type="string">
            <text:p>LLY</text:p>
          </table:table-cell>
          <table:table-cell office:value-type="float" office:value="83.49">
            <text:p>83.49</text:p>
          </table:table-cell>
          <table:table-cell office:value-type="float" office:value="1109741000">
            <text:p>1109741000</text:p>
          </table:table-cell>
          <table:table-cell office:value-type="float" office:value="92652276090">
            <text:p>92652276090</text:p>
          </table:table-cell>
        </table:table-row>
        <table:table-row table:style-name="ro1">
          <table:table-cell office:value-type="string">
            <text:p>Lockheed Martin</text:p>
          </table:table-cell>
          <table:table-cell office:value-type="string">
            <text:p>LMT</text:p>
          </table:table-cell>
          <table:table-cell office:value-type="float" office:value="185.9">
            <text:p>185.9</text:p>
          </table:table-cell>
          <table:table-cell office:value-type="float" office:value="314761000">
            <text:p>314761000</text:p>
          </table:table-cell>
          <table:table-cell office:value-type="float" office:value="58514069900">
            <text:p>58514069900</text:p>
          </table:table-cell>
        </table:table-row>
        <table:table-row table:style-name="ro1">
          <table:table-cell office:value-type="string">
            <text:p>Lowe's Cos Inc</text:p>
          </table:table-cell>
          <table:table-cell office:value-type="string">
            <text:p>LOW</text:p>
          </table:table-cell>
          <table:table-cell office:value-type="float" office:value="66.97">
            <text:p>66.97</text:p>
          </table:table-cell>
          <table:table-cell office:value-type="float" office:value="932686000">
            <text:p>932686000</text:p>
          </table:table-cell>
          <table:table-cell office:value-type="float" office:value="62461981420">
            <text:p>62461981420</text:p>
          </table:table-cell>
        </table:table-row>
        <table:table-row table:style-name="ro1">
          <table:table-cell office:value-type="string">
            <text:p>Mastercard Inc A</text:p>
          </table:table-cell>
          <table:table-cell office:value-type="string">
            <text:p>MA</text:p>
          </table:table-cell>
          <table:table-cell office:value-type="float" office:value="93.48">
            <text:p>93.48</text:p>
          </table:table-cell>
          <table:table-cell office:value-type="float" office:value="1140237000">
            <text:p>1140237000</text:p>
          </table:table-cell>
          <table:table-cell office:value-type="float" office:value="106589354760">
            <text:p>106589354760</text:p>
          </table:table-cell>
        </table:table-row>
        <table:table-row table:style-name="ro1">
          <table:table-cell office:value-type="string">
            <text:p>McDonald's Corp</text:p>
          </table:table-cell>
          <table:table-cell office:value-type="string">
            <text:p>MCD</text:p>
          </table:table-cell>
          <table:table-cell office:value-type="float" office:value="95.07">
            <text:p>95.07</text:p>
          </table:table-cell>
          <table:table-cell office:value-type="float" office:value="958515000">
            <text:p>958515000</text:p>
          </table:table-cell>
          <table:table-cell office:value-type="float" office:value="91126021050">
            <text:p>91126021050</text:p>
          </table:table-cell>
        </table:table-row>
        <table:table-row table:style-name="ro2">
          <table:table-cell office:value-type="string">
            <text:p>Mondelez International Inc</text:p>
          </table:table-cell>
          <table:table-cell office:value-type="string">
            <text:p>MDLZ</text:p>
          </table:table-cell>
          <table:table-cell office:value-type="float" office:value="41.14">
            <text:p>41.14</text:p>
          </table:table-cell>
          <table:table-cell office:value-type="float" office:value="1626623000">
            <text:p>1626623000</text:p>
          </table:table-cell>
          <table:table-cell office:value-type="float" office:value="66919270220">
            <text:p>66919270220</text:p>
          </table:table-cell>
        </table:table-row>
        <table:table-row table:style-name="ro1">
          <table:table-cell office:value-type="string">
            <text:p>Medtronic plc</text:p>
          </table:table-cell>
          <table:table-cell office:value-type="string">
            <text:p>MDT</text:p>
          </table:table-cell>
          <table:table-cell office:value-type="float" office:value="74.1">
            <text:p>74.1</text:p>
          </table:table-cell>
          <table:table-cell office:value-type="float" office:value="1425067000">
            <text:p>1425067000</text:p>
          </table:table-cell>
          <table:table-cell office:value-type="float" office:value="105597464700">
            <text:p>105597464700</text:p>
          </table:table-cell>
        </table:table-row>
        <table:table-row table:style-name="ro1">
          <table:table-cell office:value-type="string">
            <text:p>Metlife Inc</text:p>
          </table:table-cell>
          <table:table-cell office:value-type="string">
            <text:p>MET</text:p>
          </table:table-cell>
          <table:table-cell office:value-type="float" office:value="55.99">
            <text:p>55.99</text:p>
          </table:table-cell>
          <table:table-cell office:value-type="float" office:value="1115819000">
            <text:p>1115819000</text:p>
          </table:table-cell>
          <table:table-cell office:value-type="float" office:value="62474705810">
            <text:p>62474705810</text:p>
          </table:table-cell>
        </table:table-row>
        <table:table-row table:style-name="ro1">
          <table:table-cell office:value-type="string">
            <text:p>3M Co</text:p>
          </table:table-cell>
          <table:table-cell office:value-type="string">
            <text:p>MMM</text:p>
          </table:table-cell>
          <table:table-cell office:value-type="float" office:value="154.3">
            <text:p>154.3</text:p>
          </table:table-cell>
          <table:table-cell office:value-type="float" office:value="634341000">
            <text:p>634341000</text:p>
          </table:table-cell>
          <table:table-cell office:value-type="float" office:value="97878816300">
            <text:p>97878816300</text:p>
          </table:table-cell>
        </table:table-row>
        <table:table-row table:style-name="ro1">
          <table:table-cell office:value-type="string">
            <text:p>Altria Group Inc</text:p>
          </table:table-cell>
          <table:table-cell office:value-type="string">
            <text:p>MO</text:p>
          </table:table-cell>
          <table:table-cell office:value-type="float" office:value="48.91">
            <text:p>48.91</text:p>
          </table:table-cell>
          <table:table-cell office:value-type="float" office:value="1966558000">
            <text:p>1966558000</text:p>
          </table:table-cell>
          <table:table-cell office:value-type="float" office:value="96184351780">
            <text:p>96184351780</text:p>
          </table:table-cell>
        </table:table-row>
        <table:table-row table:style-name="ro1">
          <table:table-cell office:value-type="string">
            <text:p>Monsanto Co.</text:p>
          </table:table-cell>
          <table:table-cell office:value-type="string">
            <text:p>MON</text:p>
          </table:table-cell>
          <table:table-cell office:value-type="float" office:value="106.59">
            <text:p>106.59</text:p>
          </table:table-cell>
          <table:table-cell office:value-type="float" office:value="476103000">
            <text:p>476103000</text:p>
          </table:table-cell>
          <table:table-cell office:value-type="float" office:value="50747818770">
            <text:p>50747818770</text:p>
          </table:table-cell>
        </table:table-row>
        <table:table-row table:style-name="ro1">
          <table:table-cell office:value-type="string">
            <text:p>Merck &amp; Co Inc</text:p>
          </table:table-cell>
          <table:table-cell office:value-type="string">
            <text:p>MRK</text:p>
          </table:table-cell>
          <table:table-cell office:value-type="float" office:value="56.93">
            <text:p>56.93</text:p>
          </table:table-cell>
          <table:table-cell office:value-type="float" office:value="2825222000">
            <text:p>2825222000</text:p>
          </table:table-cell>
          <table:table-cell office:value-type="float" office:value="160839888460">
            <text:p>160839888460</text:p>
          </table:table-cell>
        </table:table-row>
        <table:table-row table:style-name="ro1">
          <table:table-cell office:value-type="string">
            <text:p>Morgan Stanley</text:p>
          </table:table-cell>
          <table:table-cell office:value-type="string">
            <text:p>MS</text:p>
          </table:table-cell>
          <table:table-cell office:value-type="float" office:value="38.79">
            <text:p>38.79</text:p>
          </table:table-cell>
          <table:table-cell office:value-type="float" office:value="1970027000">
            <text:p>1970027000</text:p>
          </table:table-cell>
          <table:table-cell office:value-type="float" office:value="76417347330">
            <text:p>76417347330</text:p>
          </table:table-cell>
        </table:table-row>
        <table:table-row table:style-name="ro1">
          <table:table-cell office:value-type="string">
            <text:p>Microsoft Corp</text:p>
          </table:table-cell>
          <table:table-cell office:value-type="string">
            <text:p>MSFT</text:p>
          </table:table-cell>
          <table:table-cell office:value-type="float" office:value="44.15">
            <text:p>44.15</text:p>
          </table:table-cell>
          <table:table-cell office:value-type="float" office:value="8089575000">
            <text:p>8089575000</text:p>
          </table:table-cell>
          <table:table-cell office:value-type="float" office:value="357154736250">
            <text:p>357154736250</text:p>
          </table:table-cell>
        </table:table-row>
        <table:table-row table:style-name="ro1">
          <table:table-cell office:value-type="string">
            <text:p>NIKE Inc B</text:p>
          </table:table-cell>
          <table:table-cell office:value-type="string">
            <text:p>NKE</text:p>
          </table:table-cell>
          <table:table-cell office:value-type="float" office:value="108.02">
            <text:p>108.02</text:p>
          </table:table-cell>
          <table:table-cell office:value-type="float" office:value="859748000">
            <text:p>859748000</text:p>
          </table:table-cell>
          <table:table-cell office:value-type="float" office:value="92869978960">
            <text:p>92869978960</text:p>
          </table:table-cell>
        </table:table-row>
        <table:table-row table:style-name="ro1">
          <table:table-cell office:value-type="string">
            <text:p>Norfolk Southern Corp</text:p>
          </table:table-cell>
          <table:table-cell office:value-type="string">
            <text:p>NSC</text:p>
          </table:table-cell>
          <table:table-cell office:value-type="float" office:value="87.36">
            <text:p>87.36</text:p>
          </table:table-cell>
          <table:table-cell office:value-type="float" office:value="304849000">
            <text:p>304849000</text:p>
          </table:table-cell>
          <table:table-cell office:value-type="float" office:value="26631608640">
            <text:p>26631608640</text:p>
          </table:table-cell>
        </table:table-row>
        <table:table-row table:style-name="ro1">
          <table:table-cell office:value-type="string">
            <text:p>Oracle Corp</text:p>
          </table:table-cell>
          <table:table-cell office:value-type="string">
            <text:p>ORCL</text:p>
          </table:table-cell>
          <table:table-cell office:value-type="float" office:value="40.3">
            <text:p>40.3</text:p>
          </table:table-cell>
          <table:table-cell office:value-type="float" office:value="4367070000">
            <text:p>4367070000</text:p>
          </table:table-cell>
          <table:table-cell office:value-type="float" office:value="175992921000">
            <text:p>175992921000</text:p>
          </table:table-cell>
        </table:table-row>
        <table:table-row table:style-name="ro1">
          <table:table-cell office:value-type="string">
            <text:p>Occidental Petroleum</text:p>
          </table:table-cell>
          <table:table-cell office:value-type="string">
            <text:p>OXY</text:p>
          </table:table-cell>
          <table:table-cell office:value-type="float" office:value="77.77">
            <text:p>77.77</text:p>
          </table:table-cell>
          <table:table-cell office:value-type="float" office:value="768119000">
            <text:p>768119000</text:p>
          </table:table-cell>
          <table:table-cell office:value-type="float" office:value="59736614630">
            <text:p>59736614630</text:p>
          </table:table-cell>
        </table:table-row>
        <table:table-row table:style-name="ro1">
          <table:table-cell office:value-type="string">
            <text:p>PepsiCo Inc</text:p>
          </table:table-cell>
          <table:table-cell office:value-type="string">
            <text:p>PEP</text:p>
          </table:table-cell>
          <table:table-cell office:value-type="float" office:value="93.34">
            <text:p>93.34</text:p>
          </table:table-cell>
          <table:table-cell office:value-type="float" office:value="1476051000">
            <text:p>1476051000</text:p>
          </table:table-cell>
          <table:table-cell office:value-type="float" office:value="137774600340">
            <text:p>137774600340</text:p>
          </table:table-cell>
        </table:table-row>
        <table:table-row table:style-name="ro1">
          <table:table-cell office:value-type="string">
            <text:p>Pfizer Inc</text:p>
          </table:table-cell>
          <table:table-cell office:value-type="string">
            <text:p>PFE</text:p>
          </table:table-cell>
          <table:table-cell office:value-type="float" office:value="33.53">
            <text:p>33.53</text:p>
          </table:table-cell>
          <table:table-cell office:value-type="float" office:value="6157670000">
            <text:p>6157670000</text:p>
          </table:table-cell>
          <table:table-cell office:value-type="float" office:value="206466675100">
            <text:p>206466675100</text:p>
          </table:table-cell>
        </table:table-row>
        <table:table-row table:style-name="ro1">
          <table:table-cell office:value-type="string">
            <text:p>Procter &amp; Gamble</text:p>
          </table:table-cell>
          <table:table-cell office:value-type="string">
            <text:p>PG</text:p>
          </table:table-cell>
          <table:table-cell office:value-type="float" office:value="78.24">
            <text:p>78.24</text:p>
          </table:table-cell>
          <table:table-cell office:value-type="float" office:value="2712996000">
            <text:p>2712996000</text:p>
          </table:table-cell>
          <table:table-cell office:value-type="float" office:value="212264807040">
            <text:p>212264807040</text:p>
          </table:table-cell>
        </table:table-row>
        <table:table-row table:style-name="ro1">
          <table:table-cell office:value-type="string">
            <text:p>Philip Morris International</text:p>
          </table:table-cell>
          <table:table-cell office:value-type="string">
            <text:p>PM</text:p>
          </table:table-cell>
          <table:table-cell office:value-type="float" office:value="80.17">
            <text:p>80.17</text:p>
          </table:table-cell>
          <table:table-cell office:value-type="float" office:value="1549145000">
            <text:p>1549145000</text:p>
          </table:table-cell>
          <table:table-cell office:value-type="float" office:value="124194954650">
            <text:p>124194954650</text:p>
          </table:table-cell>
        </table:table-row>
        <table:table-row table:style-name="ro1">
          <table:table-cell office:value-type="string">
            <text:p>QUALCOMM Inc</text:p>
          </table:table-cell>
          <table:table-cell office:value-type="string">
            <text:p>QCOM</text:p>
          </table:table-cell>
          <table:table-cell office:value-type="float" office:value="62.63">
            <text:p>62.63</text:p>
          </table:table-cell>
          <table:table-cell office:value-type="float" office:value="1629569000">
            <text:p>1629569000</text:p>
          </table:table-cell>
          <table:table-cell office:value-type="float" office:value="102059906470">
            <text:p>102059906470</text:p>
          </table:table-cell>
        </table:table-row>
        <table:table-row table:style-name="ro1">
          <table:table-cell office:value-type="string">
            <text:p>Raytheon Co</text:p>
          </table:table-cell>
          <table:table-cell office:value-type="string">
            <text:p>RTN</text:p>
          </table:table-cell>
          <table:table-cell office:value-type="float" office:value="95.68">
            <text:p>95.68</text:p>
          </table:table-cell>
          <table:table-cell office:value-type="float" office:value="305142000">
            <text:p>305142000</text:p>
          </table:table-cell>
          <table:table-cell office:value-type="float" office:value="29195986560">
            <text:p>29195986560</text:p>
          </table:table-cell>
        </table:table-row>
        <table:table-row table:style-name="ro1">
          <table:table-cell office:value-type="string">
            <text:p>Starbucks Corp</text:p>
          </table:table-cell>
          <table:table-cell office:value-type="string">
            <text:p>SBUX</text:p>
          </table:table-cell>
          <table:table-cell office:value-type="float" office:value="53.62">
            <text:p>53.62</text:p>
          </table:table-cell>
          <table:table-cell office:value-type="float" office:value="1500500000">
            <text:p>1500500000</text:p>
          </table:table-cell>
          <table:table-cell office:value-type="float" office:value="80449307500">
            <text:p>80449307500</text:p>
          </table:table-cell>
        </table:table-row>
        <table:table-row table:style-name="ro1">
          <table:table-cell office:value-type="string">
            <text:p>Schlumberger Ltd</text:p>
          </table:table-cell>
          <table:table-cell office:value-type="string">
            <text:p>SLB</text:p>
          </table:table-cell>
          <table:table-cell office:value-type="float" office:value="86.19">
            <text:p>86.19</text:p>
          </table:table-cell>
          <table:table-cell office:value-type="float" office:value="1269727000">
            <text:p>1269727000</text:p>
          </table:table-cell>
          <table:table-cell office:value-type="float" office:value="109437770130">
            <text:p>109437770130</text:p>
          </table:table-cell>
        </table:table-row>
        <table:table-row table:style-name="ro1">
          <table:table-cell office:value-type="string">
            <text:p>Southern Co</text:p>
          </table:table-cell>
          <table:table-cell office:value-type="string">
            <text:p>SO</text:p>
          </table:table-cell>
          <table:table-cell office:value-type="float" office:value="41.9">
            <text:p>41.9</text:p>
          </table:table-cell>
          <table:table-cell office:value-type="float" office:value="908261000">
            <text:p>908261000</text:p>
          </table:table-cell>
          <table:table-cell office:value-type="float" office:value="38056135900">
            <text:p>38056135900</text:p>
          </table:table-cell>
        </table:table-row>
        <table:table-row table:style-name="ro1">
          <table:table-cell office:value-type="string">
            <text:p>Simon Property Group</text:p>
          </table:table-cell>
          <table:table-cell office:value-type="string">
            <text:p>SPG</text:p>
          </table:table-cell>
          <table:table-cell office:value-type="float" office:value="173.02">
            <text:p>173.02</text:p>
          </table:table-cell>
          <table:table-cell office:value-type="float" office:value="311269000">
            <text:p>311269000</text:p>
          </table:table-cell>
          <table:table-cell office:value-type="float" office:value="53855762380">
            <text:p>53855762380</text:p>
          </table:table-cell>
        </table:table-row>
        <table:table-row table:style-name="ro1">
          <table:table-cell office:value-type="string">
            <text:p>AT&amp;T Inc</text:p>
          </table:table-cell>
          <table:table-cell office:value-type="string">
            <text:p>T</text:p>
          </table:table-cell>
          <table:table-cell office:value-type="float" office:value="35.52">
            <text:p>35.52</text:p>
          </table:table-cell>
          <table:table-cell office:value-type="float" office:value="5193000000">
            <text:p>5193000000</text:p>
          </table:table-cell>
          <table:table-cell office:value-type="float" office:value="184455360000">
            <text:p>184455360000</text:p>
          </table:table-cell>
        </table:table-row>
        <table:table-row table:style-name="ro1">
          <table:table-cell office:value-type="string">
            <text:p>Target Corp</text:p>
          </table:table-cell>
          <table:table-cell office:value-type="string">
            <text:p>TGT</text:p>
          </table:table-cell>
          <table:table-cell office:value-type="float" office:value="81.63">
            <text:p>81.63</text:p>
          </table:table-cell>
          <table:table-cell office:value-type="float" office:value="638492000">
            <text:p>638492000</text:p>
          </table:table-cell>
          <table:table-cell office:value-type="float" office:value="52120101960">
            <text:p>52120101960</text:p>
          </table:table-cell>
        </table:table-row>
        <table:table-row table:style-name="ro1">
          <table:table-cell office:value-type="string">
            <text:p>Time Warner Inc</text:p>
          </table:table-cell>
          <table:table-cell office:value-type="string">
            <text:p>TWX</text:p>
          </table:table-cell>
          <table:table-cell office:value-type="float" office:value="87.41">
            <text:p>87.41</text:p>
          </table:table-cell>
          <table:table-cell office:value-type="float" office:value="824602000">
            <text:p>824602000</text:p>
          </table:table-cell>
          <table:table-cell office:value-type="float" office:value="72078460820">
            <text:p>72078460820</text:p>
          </table:table-cell>
        </table:table-row>
        <table:table-row table:style-name="ro1">
          <table:table-cell office:value-type="string">
            <text:p>Texas Instruments Inc</text:p>
          </table:table-cell>
          <table:table-cell office:value-type="string">
            <text:p>TXN</text:p>
          </table:table-cell>
          <table:table-cell office:value-type="float" office:value="51.51">
            <text:p>51.51</text:p>
          </table:table-cell>
          <table:table-cell office:value-type="float" office:value="1040363000">
            <text:p>1040363000</text:p>
          </table:table-cell>
          <table:table-cell office:value-type="float" office:value="53589098130">
            <text:p>53589098130</text:p>
          </table:table-cell>
        </table:table-row>
        <table:table-row table:style-name="ro1">
          <table:table-cell office:value-type="string">
            <text:p>Unitedhealth Group Inc</text:p>
          </table:table-cell>
          <table:table-cell office:value-type="string">
            <text:p>UNH</text:p>
          </table:table-cell>
          <table:table-cell office:value-type="float" office:value="122">
            <text:p>122</text:p>
          </table:table-cell>
          <table:table-cell office:value-type="float" office:value="951904000">
            <text:p>951904000</text:p>
          </table:table-cell>
          <table:table-cell office:value-type="float" office:value="116132288000">
            <text:p>116132288000</text:p>
          </table:table-cell>
        </table:table-row>
        <table:table-row table:style-name="ro1">
          <table:table-cell office:value-type="string">
            <text:p>Union Pacific Corp</text:p>
          </table:table-cell>
          <table:table-cell office:value-type="string">
            <text:p>UNP</text:p>
          </table:table-cell>
          <table:table-cell office:value-type="float" office:value="95.37">
            <text:p>95.37</text:p>
          </table:table-cell>
          <table:table-cell office:value-type="float" office:value="875591000">
            <text:p>875591000</text:p>
          </table:table-cell>
          <table:table-cell office:value-type="float" office:value="83505113670">
            <text:p>83505113670</text:p>
          </table:table-cell>
        </table:table-row>
        <table:table-row table:style-name="ro2">
          <table:table-cell office:value-type="string">
            <text:p>United Parcel Service Inc B</text:p>
          </table:table-cell>
          <table:table-cell office:value-type="string">
            <text:p>UPS</text:p>
          </table:table-cell>
          <table:table-cell office:value-type="float" office:value="96.91">
            <text:p>96.91</text:p>
          </table:table-cell>
          <table:table-cell office:value-type="float" office:value="901247000">
            <text:p>901247000</text:p>
          </table:table-cell>
          <table:table-cell office:value-type="float" office:value="87339846770">
            <text:p>87339846770</text:p>
          </table:table-cell>
        </table:table-row>
        <table:table-row table:style-name="ro1">
          <table:table-cell office:value-type="string">
            <text:p>US Bancorp</text:p>
          </table:table-cell>
          <table:table-cell office:value-type="string">
            <text:p>USB</text:p>
          </table:table-cell>
          <table:table-cell office:value-type="float" office:value="43.4">
            <text:p>43.4</text:p>
          </table:table-cell>
          <table:table-cell office:value-type="float" office:value="1773035000">
            <text:p>1773035000</text:p>
          </table:table-cell>
          <table:table-cell office:value-type="float" office:value="76949719000">
            <text:p>76949719000</text:p>
          </table:table-cell>
        </table:table-row>
        <table:table-row table:style-name="ro1">
          <table:table-cell office:value-type="string">
            <text:p>United Technologies Corp</text:p>
          </table:table-cell>
          <table:table-cell office:value-type="string">
            <text:p>UTX</text:p>
          </table:table-cell>
          <table:table-cell office:value-type="float" office:value="110.93">
            <text:p>110.93</text:p>
          </table:table-cell>
          <table:table-cell office:value-type="float" office:value="890202000">
            <text:p>890202000</text:p>
          </table:table-cell>
          <table:table-cell office:value-type="float" office:value="98750107860">
            <text:p>98750107860</text:p>
          </table:table-cell>
        </table:table-row>
        <table:table-row table:style-name="ro1">
          <table:table-cell office:value-type="string">
            <text:p>Visa Inc</text:p>
          </table:table-cell>
          <table:table-cell office:value-type="string">
            <text:p>V</text:p>
          </table:table-cell>
          <table:table-cell office:value-type="float" office:value="67.15">
            <text:p>67.15</text:p>
          </table:table-cell>
          <table:table-cell office:value-type="float" office:value="2446904000">
            <text:p>2446904000</text:p>
          </table:table-cell>
          <table:table-cell office:value-type="float" office:value="164309603600">
            <text:p>164309603600</text:p>
          </table:table-cell>
        </table:table-row>
        <table:table-row table:style-name="ro2">
          <table:table-cell office:value-type="string">
            <text:p>Verizon Communications Inc</text:p>
          </table:table-cell>
          <table:table-cell office:value-type="string">
            <text:p>VZ</text:p>
          </table:table-cell>
          <table:table-cell office:value-type="float" office:value="46.61">
            <text:p>46.61</text:p>
          </table:table-cell>
          <table:table-cell office:value-type="float" office:value="4078487000">
            <text:p>4078487000</text:p>
          </table:table-cell>
          <table:table-cell office:value-type="float" office:value="190098279070">
            <text:p>190098279070</text:p>
          </table:table-cell>
        </table:table-row>
        <table:table-row table:style-name="ro2">
          <table:table-cell office:value-type="string">
            <text:p>Walgreens Boots Alliance Inc</text:p>
          </table:table-cell>
          <table:table-cell office:value-type="string">
            <text:p>WBA</text:p>
          </table:table-cell>
          <table:table-cell office:value-type="float" office:value="84.44">
            <text:p>84.44</text:p>
          </table:table-cell>
          <table:table-cell office:value-type="float" office:value="1090757000">
            <text:p>1090757000</text:p>
          </table:table-cell>
          <table:table-cell office:value-type="float" office:value="92103521080">
            <text:p>92103521080</text:p>
          </table:table-cell>
        </table:table-row>
        <table:table-row table:style-name="ro1">
          <table:table-cell office:value-type="string">
            <text:p>Wells Fargo &amp; Co</text:p>
          </table:table-cell>
          <table:table-cell office:value-type="string">
            <text:p>WFC</text:p>
          </table:table-cell>
          <table:table-cell office:value-type="float" office:value="56.24">
            <text:p>56.24</text:p>
          </table:table-cell>
          <table:table-cell office:value-type="float" office:value="5149205000">
            <text:p>5149205000</text:p>
          </table:table-cell>
          <table:table-cell office:value-type="float" office:value="289591289200">
            <text:p>289591289200</text:p>
          </table:table-cell>
        </table:table-row>
        <table:table-row table:style-name="ro1">
          <table:table-cell office:value-type="string">
            <text:p>Wal-Mart Stores</text:p>
          </table:table-cell>
          <table:table-cell office:value-type="string">
            <text:p>WMT</text:p>
          </table:table-cell>
          <table:table-cell office:value-type="float" office:value="70.93">
            <text:p>70.93</text:p>
          </table:table-cell>
          <table:table-cell office:value-type="float" office:value="3220549000">
            <text:p>3220549000</text:p>
          </table:table-cell>
          <table:table-cell office:value-type="float" office:value="228433540570">
            <text:p>228433540570</text:p>
          </table:table-cell>
        </table:table-row>
        <table:table-row table:style-name="ro1">
          <table:table-cell office:value-type="string">
            <text:p>Exxon Mobil Corp</text:p>
          </table:table-cell>
          <table:table-cell office:value-type="string">
            <text:p>XOM</text:p>
          </table:table-cell>
          <table:table-cell office:value-type="float" office:value="83.2">
            <text:p>83.2</text:p>
          </table:table-cell>
          <table:table-cell office:value-type="float" office:value="4181108000">
            <text:p>4181108000</text:p>
          </table:table-cell>
          <table:table-cell office:value-type="float" office:value="347868185600">
            <text:p>347868185600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Sheet1.A3:Sheet1.E10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5">07/05/2015</text:date>, <text:time>09:2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Nuss</meta:initial-creator>
    <meta:creation-date>2015-07-05T09:25:03.31</meta:creation-date>
    <dc:date>2015-07-05T09:29:44.69</dc:date>
    <dc:creator>Tom Nuss</dc:creator>
    <meta:editing-duration>PT4M41S</meta:editing-duration>
    <meta:editing-cycles>1</meta:editing-cycles>
    <meta:document-statistic meta:table-count="3" meta:cell-count="505" meta:object-count="0"/>
    <meta:generator>OpenOffice/4.1.1$Win32 OpenOffice.org_project/411m6$Build-9775</meta:generator>
  </office:meta>
</office:document-meta>
</file>